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43E000001C200000193CAF321A69C60BBF4.svg" manifest:media-type="image/svg+xml"/>
  <manifest:file-entry manifest:full-path="Pictures/100000010000001000000010432D6AB0E69D8059.png" manifest:media-type="image/png"/>
  <manifest:file-entry manifest:full-path="Pictures/10000001000000120000001025CBC2D884D98D57.png" manifest:media-type="image/png"/>
  <manifest:file-entry manifest:full-path="Pictures/100000010000001200000010C981246493D5F51C.png" manifest:media-type="image/png"/>
  <manifest:file-entry manifest:full-path="Pictures/10000001000000110000000FE003AAC658E8AC3D.png" manifest:media-type="image/png"/>
  <manifest:file-entry manifest:full-path="Pictures/100000010000001200000010B3D2CDE0A0D584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Ubuntu" svg:font-family="Ubuntu" style:font-pitch="variable"/>
    <style:font-face style:name="Ubuntu1" svg:font-family="Ubuntu" style:font-family-generic="swiss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5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5.A" style:family="table-column">
      <style:table-column-properties style:column-width="26.681cm"/>
    </style:style>
    <style:style style:name="Tableau5.A1" style:family="table-cell">
      <style:table-cell-properties fo:background-color="#ff950e" fo:padding="0.097cm" fo:border="0.05pt solid #000000">
        <style:background-image/>
      </style:table-cell-properties>
    </style:style>
    <style:style style:name="Tableau6" style:family="table">
      <style:table-properties style:width="26.681cm" table:align="left" style:shadow="#0099ff -0.18cm -0.18cm"/>
    </style:style>
    <style:style style:name="Tableau6.A" style:family="table-column">
      <style:table-column-properties style:column-width="4.424cm"/>
    </style:style>
    <style:style style:name="Tableau6.B" style:family="table-column">
      <style:table-column-properties style:column-width="2.531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1.58cm"/>
    </style:style>
    <style:style style:name="Tableau6.E" style:family="table-column">
      <style:table-column-properties style:column-width="2.619cm"/>
    </style:style>
    <style:style style:name="Tableau6.F" style:family="table-column">
      <style:table-column-properties style:column-width="4.449cm"/>
    </style:style>
    <style:style style:name="Tableau6.G" style:family="table-column">
      <style:table-column-properties style:column-width="10.059cm"/>
    </style:style>
    <style:style style:name="Tableau6.A1" style:family="table-cell">
      <style:table-cell-properties fo:background-color="#00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99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2" style:family="table-cell">
      <style:table-cell-properties fo:padding="0.097cm" fo:border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6.684cm" table:align="left" style:shadow="#66ffff -0.18cm -0.18cm"/>
    </style:style>
    <style:style style:name="Tableau7.A" style:family="table-column">
      <style:table-column-properties style:column-width="11.472cm"/>
    </style:style>
    <style:style style:name="Tableau7.B" style:family="table-column">
      <style:table-column-properties style:column-width="5.424cm"/>
    </style:style>
    <style:style style:name="Tableau7.C" style:family="table-column">
      <style:table-column-properties style:column-width="2.477cm"/>
    </style:style>
    <style:style style:name="Tableau7.D" style:family="table-column">
      <style:table-column-properties style:column-width="2.475cm"/>
    </style:style>
    <style:style style:name="Tableau7.E" style:family="table-column">
      <style:table-column-properties style:column-width="4.83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6.681cm" table:align="left" fo:background-color="transparent" style:shadow="#b4c7dc -0.18cm -0.18cm">
        <style:background-image/>
      </style:table-properties>
    </style:style>
    <style:style style:name="Tableau9.A" style:family="table-column">
      <style:table-column-properties style:column-width="4.431cm"/>
    </style:style>
    <style:style style:name="Tableau9.B" style:family="table-column">
      <style:table-column-properties style:column-width="3.522cm"/>
    </style:style>
    <style:style style:name="Tableau9.C" style:family="table-column">
      <style:table-column-properties style:column-width="2.512cm"/>
    </style:style>
    <style:style style:name="Tableau9.D" style:family="table-column">
      <style:table-column-properties style:column-width="2.625cm"/>
    </style:style>
    <style:style style:name="Tableau9.E" style:family="table-column">
      <style:table-column-properties style:column-width="5.327cm"/>
    </style:style>
    <style:style style:name="Tableau9.F" style:family="table-column">
      <style:table-column-properties style:column-width="5.653cm"/>
    </style:style>
    <style:style style:name="Tableau9.G" style:family="table-column">
      <style:table-column-properties style:column-width="2.611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G2" style:family="table-cell">
      <style:table-cell-properties fo:padding="0.097cm" fo:border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none" fo:border-top="none" fo:border-bottom="0.05pt solid #000000"/>
    </style:style>
    <style:style style:name="Tableau9.D3" style:family="table-cell">
      <style:table-cell-properties fo:padding="0.097cm" fo:border-left="0.05pt solid #000000" fo:border-right="none" fo:border-top="none" fo:border-bottom="0.05pt solid #000000"/>
    </style:style>
    <style:style style:name="Tableau9.E3" style:family="table-cell">
      <style:table-cell-properties fo:padding="0.097cm" fo:border-left="0.05pt solid #000000" fo:border-right="none" fo:border-top="none" fo:border-bottom="0.05pt solid #000000"/>
    </style:style>
    <style:style style:name="Tableau9.F3" style:family="table-cell">
      <style:table-cell-properties fo:padding="0.097cm" fo:border-left="0.05pt solid #000000" fo:border-right="none" fo:border-top="none" fo:border-bottom="0.05pt solid #000000"/>
    </style:style>
    <style:style style:name="Tableau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6.684cm" table:align="left" style:shadow="#66ffff -0.18cm -0.18cm"/>
    </style:style>
    <style:style style:name="Tableau8.A" style:family="table-column">
      <style:table-column-properties style:column-width="11.472cm"/>
    </style:style>
    <style:style style:name="Tableau8.B" style:family="table-column">
      <style:table-column-properties style:column-width="5.424cm"/>
    </style:style>
    <style:style style:name="Tableau8.C" style:family="table-column">
      <style:table-column-properties style:column-width="2.477cm"/>
    </style:style>
    <style:style style:name="Tableau8.D" style:family="table-column">
      <style:table-column-properties style:column-width="2.475cm"/>
    </style:style>
    <style:style style:name="Tableau8.E" style:family="table-column">
      <style:table-column-properties style:column-width="4.83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4pt" officeooo:paragraph-rsid="00410c4e" style:font-size-asian="4pt" style:font-size-complex="4pt"/>
    </style:style>
    <style:style style:name="P5" style:family="paragraph" style:parent-style-name="Standard">
      <style:text-properties fo:font-size="4pt" officeooo:paragraph-rsid="01003d16" style:font-size-asian="4pt" style:font-size-complex="4pt"/>
    </style:style>
    <style:style style:name="P6" style:family="paragraph" style:parent-style-name="Standard">
      <style:text-properties fo:font-size="4pt" officeooo:paragraph-rsid="01023244" style:font-size-asian="4pt" style:font-size-complex="4pt"/>
    </style:style>
    <style:style style:name="P7" style:family="paragraph" style:parent-style-name="Standard">
      <style:text-properties fo:font-size="2pt" officeooo:paragraph-rsid="00410c4e" style:font-size-asian="2pt" style:font-size-complex="2pt"/>
    </style:style>
    <style:style style:name="P8" style:family="paragraph" style:parent-style-name="Standard">
      <style:text-properties fo:font-size="2pt" officeooo:paragraph-rsid="01003d16" style:font-size-asian="2pt" style:font-size-complex="2pt"/>
    </style:style>
    <style:style style:name="P9" style:family="paragraph" style:parent-style-name="Standard">
      <style:text-properties fo:font-size="2pt" officeooo:paragraph-rsid="01023244" style:font-size-asian="2pt" style:font-size-complex="2pt"/>
    </style:style>
    <style:style style:name="P10" style:family="paragraph" style:parent-style-name="Standard">
      <style:text-properties fo:font-size="2pt" officeooo:paragraph-rsid="01246870" style:font-size-asian="2pt" style:font-size-complex="2pt"/>
    </style:style>
    <style:style style:name="P11" style:family="paragraph" style:parent-style-name="Standard">
      <style:text-properties fo:font-size="3pt" officeooo:paragraph-rsid="01003d16" style:font-size-asian="3pt" style:font-size-complex="3pt"/>
    </style:style>
    <style:style style:name="P12" style:family="paragraph" style:parent-style-name="Standard">
      <style:text-properties fo:font-size="3pt" officeooo:paragraph-rsid="01023244" style:font-size-asian="3pt" style:font-size-complex="3pt"/>
    </style:style>
    <style:style style:name="P13" style:family="paragraph" style:parent-style-name="Standard">
      <style:text-properties fo:font-size="3pt" officeooo:paragraph-rsid="011e266f" style:font-size-asian="3pt" style:font-size-complex="3pt"/>
    </style:style>
    <style:style style:name="P14" style:family="paragraph" style:parent-style-name="Standard">
      <style:text-properties fo:font-size="3pt" officeooo:paragraph-rsid="01246870" style:font-size-asian="3pt" style:font-size-complex="3pt"/>
    </style:style>
    <style:style style:name="P15" style:family="paragraph" style:parent-style-name="Titre_20_document_20_1">
      <style:text-properties officeooo:paragraph-rsid="0093b983"/>
    </style:style>
    <style:style style:name="P16" style:family="paragraph" style:parent-style-name="Titre_20_document_20_1">
      <style:text-properties officeooo:paragraph-rsid="0094cd82"/>
    </style:style>
    <style:style style:name="P17" style:family="paragraph" style:parent-style-name="Titre_20_document">
      <style:text-properties officeooo:rsid="00cd8cbf" officeooo:paragraph-rsid="00ecf8a3"/>
    </style:style>
    <style:style style:name="P18" style:family="paragraph" style:parent-style-name="Tableau_20_libellé">
      <style:text-properties officeooo:rsid="00e2a5ad" officeooo:paragraph-rsid="01003d16"/>
    </style:style>
    <style:style style:name="P19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03d16"/>
    </style:style>
    <style:style style:name="P20" style:family="paragraph" style:parent-style-name="Tableau_20_libellé">
      <style:text-properties officeooo:rsid="00e2a5ad" officeooo:paragraph-rsid="01023244"/>
    </style:style>
    <style:style style:name="P21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23244"/>
    </style:style>
    <style:style style:name="P22" style:family="paragraph" style:parent-style-name="Tableau_20_libellé">
      <style:text-properties officeooo:rsid="00e2a5ad" officeooo:paragraph-rsid="01246870"/>
    </style:style>
    <style:style style:name="P23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246870"/>
    </style:style>
    <style:style style:name="P24" style:family="paragraph" style:parent-style-name="Tableau_20_libellé">
      <style:text-properties officeooo:rsid="00f5b178" officeooo:paragraph-rsid="01003d16"/>
    </style:style>
    <style:style style:name="P25" style:family="paragraph" style:parent-style-name="Tableau_20_libellé">
      <style:text-properties officeooo:rsid="00f5b178" officeooo:paragraph-rsid="011e266f"/>
    </style:style>
    <style:style style:name="P26" style:family="paragraph" style:parent-style-name="Tableau_20_libellé">
      <style:text-properties officeooo:rsid="00d7afdc" officeooo:paragraph-rsid="01003d16"/>
    </style:style>
    <style:style style:name="P27" style:family="paragraph" style:parent-style-name="Tableau_20_libellé">
      <style:text-properties officeooo:rsid="00d7afdc" officeooo:paragraph-rsid="01023244"/>
    </style:style>
    <style:style style:name="P28" style:family="paragraph" style:parent-style-name="Tableau_20_libellé">
      <style:text-properties officeooo:rsid="00d7afdc" officeooo:paragraph-rsid="01038d96"/>
    </style:style>
    <style:style style:name="P29" style:family="paragraph" style:parent-style-name="Tableau_20_libellé">
      <style:text-properties officeooo:rsid="00d7afdc" officeooo:paragraph-rsid="010a232a"/>
    </style:style>
    <style:style style:name="P30" style:family="paragraph" style:parent-style-name="Tableau_20_libellé">
      <style:text-properties officeooo:rsid="00d7afdc" officeooo:paragraph-rsid="011e266f"/>
    </style:style>
    <style:style style:name="P31" style:family="paragraph" style:parent-style-name="Tableau_20_libellé">
      <style:text-properties officeooo:rsid="00f040ae" officeooo:paragraph-rsid="01003d16"/>
    </style:style>
    <style:style style:name="P32" style:family="paragraph" style:parent-style-name="Tableau_20_libellé">
      <style:text-properties officeooo:rsid="00f040ae" officeooo:paragraph-rsid="011e266f"/>
    </style:style>
    <style:style style:name="P33" style:family="paragraph" style:parent-style-name="Tableau_20_libellé">
      <style:text-properties officeooo:rsid="00bdf55e" officeooo:paragraph-rsid="01003d16"/>
    </style:style>
    <style:style style:name="P34" style:family="paragraph" style:parent-style-name="Tableau_20_valeur">
      <style:text-properties officeooo:rsid="00bdf55e" officeooo:paragraph-rsid="01003d16"/>
    </style:style>
    <style:style style:name="P35" style:family="paragraph" style:parent-style-name="Tableau_20_libellé">
      <style:text-properties officeooo:rsid="00bdf55e" officeooo:paragraph-rsid="01023244"/>
    </style:style>
    <style:style style:name="P36" style:family="paragraph" style:parent-style-name="Tableau_20_valeur">
      <style:text-properties officeooo:rsid="00bdf55e" officeooo:paragraph-rsid="01023244"/>
    </style:style>
    <style:style style:name="P37" style:family="paragraph" style:parent-style-name="Tableau_20_libellé">
      <style:text-properties officeooo:rsid="00bdf55e" officeooo:paragraph-rsid="01246870"/>
    </style:style>
    <style:style style:name="P38" style:family="paragraph" style:parent-style-name="Tableau_20_valeur">
      <style:text-properties officeooo:rsid="00bdf55e" officeooo:paragraph-rsid="01246870"/>
    </style:style>
    <style:style style:name="P39" style:family="paragraph" style:parent-style-name="Tableau_20_libellé">
      <style:text-properties officeooo:paragraph-rsid="01003d16"/>
    </style:style>
    <style:style style:name="P40" style:family="paragraph" style:parent-style-name="Tableau_20_valeur">
      <style:text-properties officeooo:paragraph-rsid="01003d16"/>
    </style:style>
    <style:style style:name="P41" style:family="paragraph" style:parent-style-name="Tableau_20_libellé">
      <style:text-properties officeooo:paragraph-rsid="01023244"/>
    </style:style>
    <style:style style:name="P42" style:family="paragraph" style:parent-style-name="Tableau_20_valeur">
      <style:text-properties officeooo:paragraph-rsid="01023244"/>
    </style:style>
    <style:style style:name="P43" style:family="paragraph" style:parent-style-name="Tableau_20_libellé">
      <style:text-properties officeooo:paragraph-rsid="011e266f"/>
    </style:style>
    <style:style style:name="P44" style:family="paragraph" style:parent-style-name="Tableau_20_valeur">
      <style:text-properties officeooo:paragraph-rsid="011e266f"/>
    </style:style>
    <style:style style:name="P45" style:family="paragraph" style:parent-style-name="Tableau_20_libellé">
      <style:text-properties officeooo:paragraph-rsid="01246870"/>
    </style:style>
    <style:style style:name="P46" style:family="paragraph" style:parent-style-name="Tableau_20_valeur">
      <style:text-properties officeooo:rsid="00ec587a" officeooo:paragraph-rsid="01003d16"/>
    </style:style>
    <style:style style:name="P47" style:family="paragraph" style:parent-style-name="Tableau_20_valeur">
      <style:text-properties officeooo:rsid="00ecbf6b" officeooo:paragraph-rsid="01003d16"/>
    </style:style>
    <style:style style:name="P48" style:family="paragraph" style:parent-style-name="Tableau_20_valeur">
      <style:text-properties officeooo:rsid="00ecbf6b" officeooo:paragraph-rsid="01023244"/>
    </style:style>
    <style:style style:name="P49" style:family="paragraph" style:parent-style-name="Tableau_20_valeur">
      <style:text-properties officeooo:rsid="00ecbf6b" officeooo:paragraph-rsid="01246870"/>
    </style:style>
    <style:style style:name="P50" style:family="paragraph" style:parent-style-name="Tableau_20_valeur">
      <style:text-properties officeooo:rsid="00e7aaef" officeooo:paragraph-rsid="01003d16"/>
    </style:style>
    <style:style style:name="P51" style:family="paragraph" style:parent-style-name="Tableau_20_valeur">
      <style:text-properties officeooo:rsid="00e7aaef" officeooo:paragraph-rsid="01023244"/>
    </style:style>
    <style:style style:name="P52" style:family="paragraph" style:parent-style-name="Tableau_20_valeur">
      <style:text-properties officeooo:rsid="00e7aaef" officeooo:paragraph-rsid="01246870"/>
    </style:style>
    <style:style style:name="P53" style:family="paragraph" style:parent-style-name="Tableau_20_valeur">
      <style:text-properties officeooo:paragraph-rsid="01038d96"/>
    </style:style>
    <style:style style:name="P54" style:family="paragraph" style:parent-style-name="Tableau_20_valeur">
      <style:text-properties officeooo:paragraph-rsid="010a232a"/>
    </style:style>
    <style:style style:name="P55" style:family="paragraph" style:parent-style-name="Tableau_20_valeur">
      <style:text-properties officeooo:paragraph-rsid="0111b51c"/>
    </style:style>
    <style:style style:name="P56" style:family="paragraph" style:parent-style-name="Tableau_20_valeur">
      <style:text-properties officeooo:rsid="011901b4" officeooo:paragraph-rsid="011e266f"/>
    </style:style>
    <style:style style:name="P57" style:family="paragraph" style:parent-style-name="Titre_20_Action">
      <style:text-properties officeooo:paragraph-rsid="01023244"/>
    </style:style>
    <style:style style:name="P58" style:family="paragraph" style:parent-style-name="Titre_20_Action">
      <style:text-properties officeooo:paragraph-rsid="01003d16"/>
    </style:style>
    <style:style style:name="P59" style:family="paragraph" style:parent-style-name="Titre_20_OO">
      <style:text-properties officeooo:paragraph-rsid="01023244"/>
    </style:style>
    <style:style style:name="P60" style:family="paragraph" style:parent-style-name="Titre_20_OO">
      <style:text-properties officeooo:paragraph-rsid="01003d16"/>
    </style:style>
    <style:style style:name="P61" style:family="paragraph" style:parent-style-name="Titre_20_OS">
      <style:text-properties officeooo:paragraph-rsid="00410c4e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style:font-name="Verdana" fo:font-size="10pt" fo:font-style="normal" fo:font-weight="bold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style:font-name="Verdana" fo:font-size="10pt" fo:font-style="normal" fo:font-weight="bold" officeooo:rsid="0111b51c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style:font-name="Verdana" fo:font-size="10pt" fo:font-style="normal" fo:font-weight="bold" officeooo:rsid="00e2a5ad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officeooo:rsid="011901b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fo:background-color="transparent" draw:fill="none" draw:gradient-step-count="0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 loext:resolved="false"><dc:creator>sge</dc:creator><dc:date>2016-09-30T08:52:17</dc:date><text:p text:style-name="P62">do section- if view.is_dashboard()</text:p></office:annotation><office:annotation loext:resolved="false"><dc:creator>sge</dc:creator><dc:date>2016-09-30T09:15:47</dc:date><text:p text:style-name="P62">do text if view.uids_to_objs(brains)</text:p></office:annotation><text:span text:style-name="T3">brains (cette ligne sera enlevée)</text:span></text:p>
        <text:p text:style-name="P15"><office:annotation loext:resolved="false"><dc:creator>sge </dc:creator><dc:date>2013-10-18T14:28:03</dc:date><text:p text:style-name="P62">do text if context.getPortalTypeName()=='projectspace'</text:p></office:annotation><text:span text:style-name="T4">Sélection d’</text:span>objectif<text:span text:style-name="T4">s</text:span> stratégique<text:span text:style-name="T4">s</text:span></text:p>
        <text:p text:style-name="P15"><office:annotation loext:resolved="false"><dc:creator>sge </dc:creator><dc:date>2013-10-18T14:28:03</dc:date><text:p text:style-name="P62">do text if context.getPortalTypeName()=='strategicobjective'</text:p></office:annotation><text:span text:style-name="T4">Sélection d’</text:span>objectif<text:span text:style-name="T4">s</text:span> opérationnel<text:span text:style-name="T4">s</text:span></text:p>
        <text:p text:style-name="P15"><office:annotation loext:resolved="false"><dc:creator>sge </dc:creator><dc:date>2013-10-18T14:28:03</dc:date><text:p text:style-name="P62">do text if context.getPortalTypeName()=='operationalobjective'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 loext:resolved="false"><dc:creator>sge</dc:creator><dc:date>2016-09-30T09:21:26</dc:date><text:p text:style-name="P62">do section- if not view.is_dashboard()</text:p></office:annotation><office:annotation loext:resolved="false"><dc:creator>sge </dc:creator><dc:date>2013-10-18T14:28:03</dc:date><text:p text:style-name="P62">do text if context.getPortalTypeName()=='strategicobjective'</text:p></office:annotation><text:span text:style-name="T6">Fiche d’un </text:span>objectif stratégique</text:p>
        <text:p text:style-name="P16"><office:annotation loext:resolved="false"><dc:creator>sge </dc:creator><dc:date>2013-10-18T14:28:03</dc:date><text:p text:style-name="P62">do text if context.getPortalTypeName()=='operationalobjective'</text:p></office:annotation><text:span text:style-name="T6">Fiche d’un </text:span>objectif opérationnel</text:p>
        <text:p text:style-name="P16"><office:annotation loext:resolved="false"><dc:creator>sge </dc:creator><dc:date>2013-10-18T14:28:03</dc:date><text:p text:style-name="P62">do text if context.getPortalTypeName()=='pstaction'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 loext:resolved="false"><dc:creator>sge</dc:creator><dc:date>2016-09-05T15:40:08</dc:date><text:p text:style-name="P62">do section- for so in view.getStrategicObjectives(skip_states=view.skip_states())</text:p></office:annotation></text:span><text:span text:style-name="T2"><text:s/></text:span></text:p>
        <table:table table:name="Tableau2" table:style-name="Tableau2">
          <table:table-column table:style-name="Tableau2.A"/>
          <table:table-row table:style-name="TableLine94221484592128">
            <table:table-cell table:style-name="Tableau2.A1" office:value-type="string">
              <text:h text:style-name="P61" text:outline-level="1"><draw:frame draw:style-name="fr1" draw:name="Image1" text:anchor-type="paragraph" svg:width="0.633cm" svg:height="0.564cm" draw:z-index="0"><draw:image xlink:href="Pictures/100000010000001200000010B3D2CDE0A0D584C5.png" xlink:type="simple" xlink:show="embed" xlink:actuate="onLoad" draw:mime-type="image/png"/></draw:frame><text:bookmark-start text:name="__RefHeading___Toc781_1946196899"/><office:annotation loext:resolved="false"><dc:creator>sge</dc:creator><dc:date>2016-09-02T14:45:56</dc:date><text:p text:style-name="P62">do table with so_v=view.getDGHV(so)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4"/>
        <text:section text:style-name="Sect1" text:name="Section OO 1 option 1">
          <text:p text:style-name="P6"><office:annotation loext:resolved="false"><dc:creator>fngaha</dc:creator><dc:date>2021-03-24T16:16:48.620228409</dc:date><meta:creator-initials>fngaha</meta:creator-initials><text:p text:style-name="P62">do section- if option_1</text:p></office:annotation></text:p>
          <text:section text:style-name="Sect1" text:name="Section OO 2 option 1">
            <text:p text:style-name="P6"><office:annotation loext:resolved="false"><dc:creator>sge</dc:creator><dc:date>2016-09-05T15:17:45</dc:date><text:p text:style-name="P62">do section- for oo in view.getOperationalObjectives(so=so, skip_states=view.skip_states())</text:p></office:annotation></text:p>
            <table:table table:name="Tableau5" table:style-name="Tableau5">
              <table:table-column table:style-name="Tableau5.A"/>
              <table:table-row table:style-name="TableLine94221389506448">
                <table:table-cell table:style-name="Tableau5.A1" office:value-type="string">
                  <text:h text:style-name="P59" text:outline-level="2"><draw:frame draw:style-name="fr1" draw:name="Image3" text:anchor-type="paragraph" svg:width="0.633cm" svg:height="0.564cm" draw:z-index="4"><draw:image xlink:href="Pictures/100000010000001200000010C981246493D5F51C.png" xlink:type="simple" xlink:show="embed" xlink:actuate="onLoad" draw:mime-type="image/png"/></draw:frame><text:bookmark-start text:name="__RefHeading___Toc783_19461968992"/><office:annotation loext:resolved="false"><dc:creator>sge</dc:creator><dc:date>2016-09-05T15:20:16</dc:date><text:p text:style-name="P62">do table with oo_v=view.getDGHV(oo)</text:p></office:annotation><text:text-input text:description="">oo.Title()</text:text-input><text:bookmark-end text:name="__RefHeading___Toc783_19461968992"/></text:h>
                </table:table-cell>
              </table:table-row>
            </table:table>
            <text:p text:style-name="P12"/>
            <text:section text:style-name="Sect1" text:name="Section Action 1 option 1">
              <text:p text:style-name="P12"><office:annotation loext:resolved="false"><dc:creator>sge</dc:creator><dc:date>2016-09-06T13:10:29</dc:date><text:p text:style-name="P62">do section- for act_tup in enumerate(view.getActions(oo=oo, skip_states=view.skip_states()))</text:p></office:annotation></text:p>
              <text:section text:style-name="Sect1" text:name="Section Action 2 option 1">
                <text:p text:style-name="P12"><office:annotation loext:resolved="false"><dc:creator>sge</dc:creator><dc:date>2016-11-28T16:05:29</dc:date><text:p text:style-name="P62">do section- with act_i=act_tup[0];act=act_tup[1];act_v=view.getDGHV(act)</text:p></office:annotation></text:p>
                <table:table table:name="Tableau6" table:style-name="Tableau6">
                  <table:table-column table:style-name="Tableau6.A"/>
                  <table:table-column table:style-name="Tableau6.B"/>
                  <table:table-column table:style-name="Tableau6.C"/>
                  <table:table-column table:style-name="Tableau6.D"/>
                  <table:table-column table:style-name="Tableau6.E"/>
                  <table:table-column table:style-name="Tableau6.F"/>
                  <table:table-column table:style-name="Tableau6.G"/>
                  <table:table-row table:style-name="TableLine94221428857856">
                    <table:table-cell table:style-name="Tableau6.A1" table:number-columns-spanned="3" office:value-type="string">
                      <text:h text:style-name="P57" text:outline-level="3"/>
                    </table:table-cell>
                    <table:covered-table-cell/>
                    <table:covered-table-cell/>
                    <table:table-cell table:style-name="Tableau6.D1" table:number-columns-spanned="4" office:value-type="string">
                      <text:h text:style-name="P57" text:outline-level="3"><draw:frame draw:style-name="fr1" draw:name="Image4" text:anchor-type="paragraph" svg:width="0.633cm" svg:height="0.564cm" draw:z-index="5"><draw:image xlink:href="Pictures/10000001000000120000001025CBC2D884D98D57.png" xlink:type="simple" xlink:show="embed" xlink:actuate="onLoad" draw:mime-type="image/png"/></draw:frame><text:bookmark-start text:name="__RefHeading___Toc785_19461968992"/><text:text-input text:description="">act.Title()</text:text-input><text:bookmark-end text:name="__RefHeading___Toc785_19461968992"/></text:h>
                    </table:table-cell>
                    <table:covered-table-cell/>
                    <table:covered-table-cell/>
                    <table:covered-table-cell/>
                  </table:table-row>
                  <table:table-row table:style-name="TableLine94221517785552">
                    <table:table-cell table:style-name="Tableau6.A2" office:value-type="string">
                      <text:p text:style-name="P42"><office:annotation loext:resolved="false"><dc:creator>sge</dc:creator><dc:date>2016-11-28T16:30:20</dc:date><text:p text:style-name="P62">do row if act_i==0 or with_tasks</text:p></office:annotation><text:span text:style-name="T7">Service</text:span><text:span text:style-name="T8">s</text:span></text:p>
                    </table:table-cell>
                    <table:table-cell table:style-name="Tableau6.B2" office:value-type="string">
                      <text:p text:style-name="P41">Échéance</text:p>
                    </table:table-cell>
                    <table:table-cell table:style-name="Tableau6.C2" table:number-columns-spanned="2" office:value-type="string">
                      <text:p text:style-name="P41">Statut</text:p>
                    </table:table-cell>
                    <table:covered-table-cell/>
                    <table:table-cell table:style-name="Tableau6.E2" office:value-type="string">
                      <text:p text:style-name="P29">Progression</text:p>
                    </table:table-cell>
                    <table:table-cell table:style-name="Tableau6.F2" office:value-type="string">
                      <text:p text:style-name="P27">Indice santé</text:p>
                    </table:table-cell>
                    <table:table-cell table:style-name="Tableau6.G2" office:value-type="string">
                      <text:p text:style-name="P28">Commentaires</text:p>
                    </table:table-cell>
                  </table:table-row>
                  <table:table-row table:style-name="TableLine94221475742864">
                    <table:table-cell table:style-name="Tableau6.A3" office:value-type="string">
                      <text:p text:style-name="P42"><text:text-input text:description="">act_v.display_voc('manager')</text:text-input></text:p>
                    </table:table-cell>
                    <table:table-cell table:style-name="Tableau6.B3" office:value-type="string">
                      <text:p text:style-name="P42"><text:text-input text:description="">act_v.display_date('planned_end_date')</text:text-input></text:p>
                    </table:table-cell>
                    <table:table-cell table:style-name="Tableau6.C3" table:number-columns-spanned="2" office:value-type="string">
                      <text:p text:style-name="P48"><text:text-input text:description="">act_v.translate(act_v.get_state())</text:text-input></text:p>
                    </table:table-cell>
                    <table:covered-table-cell/>
                    <table:table-cell table:style-name="Tableau6.E3" office:value-type="string">
                      <text:p text:style-name="P54"><text:text-input text:description="">act_v.get_value('progress')</text:text-input> %</text:p>
                    </table:table-cell>
                    <table:table-cell table:style-name="Tableau6.F3" office:value-type="string">
                      <text:p text:style-name="P42"><office:annotation loext:resolved="false"><dc:creator>sge </dc:creator><dc:date>2013-06-17T14:29:33</dc:date><text:p text:style-name="P62">do text</text:p><text:p text:style-name="P62">from xhtml(act_v.formatHealthIndicator())</text:p></office:annotation>champ health_indicator_details</text:p>
                    </table:table-cell>
                    <table:table-cell table:style-name="Tableau6.G3" office:value-type="string">
                      <text:p text:style-name="P53"><text:text-input text:description="">act_v.display_html_as_text('comments')</text:text-input></text:p>
                    </table:table-cell>
                  </table:table-row>
                </table:table>
                <text:p text:style-name="P6"/>
                <text:section text:style-name="Sect1" text:name="Section Tache 1 option 1">
                  <text:p text:style-name="P6"><office:annotation loext:resolved="false"><dc:creator>sge</dc:creator><dc:date>2016-11-24T11:10:56</dc:date><text:p text:style-name="P62">do section- if with_tasks</text:p></office:annotation></text:p>
                  <text:p text:style-name="P12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E"/>
                    <table:table-row table:style-name="TableLine94221503857776">
                      <table:table-cell table:style-name="Tableau7.A1" office:value-type="string">
                        <text:p text:style-name="P21"><draw:frame draw:style-name="fr1" draw:name="Image5" text:anchor-type="paragraph" svg:width="0.633cm" svg:height="0.564cm" draw:z-index="6"><draw:image xlink:href="Pictures/100000010000001000000010432D6AB0E69D8059.png" xlink:type="simple" xlink:show="embed" xlink:actuate="onLoad" draw:mime-type="image/png"/></draw:frame>Intitulé</text:p>
                      </table:table-cell>
                      <table:table-cell table:style-name="Tableau7.A1" office:value-type="string">
                        <text:p text:style-name="P20">Service</text:p>
                      </table:table-cell>
                      <table:table-cell table:style-name="Tableau7.A1" office:value-type="string">
                        <text:p text:style-name="P41">Échéance</text:p>
                      </table:table-cell>
                      <table:table-cell table:style-name="Tableau7.A1" office:value-type="string">
                        <text:p text:style-name="P20">Statut</text:p>
                      </table:table-cell>
                      <table:table-cell table:style-name="Tableau7.E1" office:value-type="string">
                        <text:p text:style-name="P35">Utilisateur</text:p>
                      </table:table-cell>
                    </table:table-row>
                    <table:table-row table:style-name="TableLine94221473171904">
                      <table:table-cell table:style-name="Tableau7.A2" office:value-type="string">
                        <text:p text:style-name="P36"><office:annotation loext:resolved="false"><dc:creator>sge</dc:creator><dc:date>2016-11-28T16:25:59</dc:date><text:p text:style-name="P62">do row for task in view.getTasks(action=act, skip_states=view.skip_states())</text:p></office:annotation><text:text-input text:description="">task.title</text:text-input></text:p>
                      </table:table-cell>
                      <table:table-cell table:style-name="Tableau7.A2" office:value-type="string">
                        <text:p text:style-name="P51"><text:text-input text:description="">view.getDGHV(task).display_voc('assigned_group')</text:text-input></text:p>
                      </table:table-cell>
                      <table:table-cell table:style-name="Tableau7.A2" office:value-type="string">
                        <text:p text:style-name="P51"><text:text-input text:description="">view.getDGHV(task).display_date('due_date')</text:text-input></text:p>
                      </table:table-cell>
                      <table:table-cell table:style-name="Tableau7.A2" office:value-type="string">
                        <text:p text:style-name="P48"><text:text-input text:description="">view.getDGHV(task).translate(view.getDGHV(task).get_state())</text:text-input></text:p>
                      </table:table-cell>
                      <table:table-cell table:style-name="Tableau7.E2" office:value-type="string">
                        <text:p text:style-name="P51"><text:text-input text:description="">view.getDGHV(task).display_voc('assigned_user')</text:text-input></text:p>
                      </table:table-cell>
                    </table:table-row>
                  </table:table>
                  <text:p text:style-name="P9"/>
                </text:section>
                <text:p text:style-name="P9"/>
              </text:section>
              <text:p text:style-name="P9"/>
            </text:section>
            <text:p text:style-name="P9"/>
          </text:section>
          <text:p text:style-name="P9"/>
          <text:p text:style-name="P9"/>
        </text:section>
        <text:p text:style-name="P4"/>
        <text:section text:style-name="Sect1" text:name="Section OO 1 option 0">
          <text:p text:style-name="P5"><office:annotation loext:resolved="false"><dc:creator>fngaha</dc:creator><dc:date>2021-03-24T16:18:08.444887376</dc:date><meta:creator-initials>fngaha</meta:creator-initials><text:p text:style-name="P62">do section- if option_0</text:p></office:annotation></text:p>
          <text:section text:style-name="Sect1" text:name="Section OO 2 option 0">
            <text:p text:style-name="P5"><office:annotation loext:resolved="false"><dc:creator>sge</dc:creator><dc:date>2016-09-05T15:17:45</dc:date><text:p text:style-name="P62">do section- for oo in view.getOperationalObjectives(so=so, skip_states=view.skip_states())</text:p></office:annotatio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 table:style-name="TableLine94221521580576">
                <table:table-cell table:style-name="Tableau1.A1" table:number-columns-spanned="5" office:value-type="string">
                  <text:h text:style-name="P60" text:outline-level="2"><draw:frame draw:style-name="fr1" draw:name="images2" text:anchor-type="paragraph" svg:width="0.633cm" svg:height="0.564cm" draw:z-index="1"><draw:image xlink:href="Pictures/100000010000001200000010C981246493D5F51C.png" xlink:type="simple" xlink:show="embed" xlink:actuate="onLoad" draw:mime-type="image/png"/></draw:frame><text:bookmark-start text:name="__RefHeading___Toc783_1946196899"/><office:annotation loext:resolved="false"><dc:creator>sge</dc:creator><dc:date>2016-09-05T15:20:16</dc:date><text:p text:style-name="P62">do table with oo_v=view.getDGHV(oo)</text:p></office:annotation><text:text-input text:description="">oo.Title()</text:text-input><text:bookmark-end text:name="__RefHeading___Toc783_1946196899"/></text:h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1.2">
                <table:table-cell table:style-name="Tableau1.A2" office:value-type="string">
                  <text:p text:style-name="P18">Services</text:p>
                </table:table-cell>
                <table:table-cell table:style-name="Tableau1.A2" office:value-type="string">
                  <text:p text:style-name="P39">Échéance</text:p>
                </table:table-cell>
                <table:table-cell table:style-name="Tableau1.A2" office:value-type="string">
                  <text:p text:style-name="P39">Priorité</text:p>
                </table:table-cell>
                <table:table-cell table:style-name="Tableau1.A2" office:value-type="string">
                  <text:p text:style-name="P39">Statut</text:p>
                </table:table-cell>
                <table:table-cell table:style-name="Tableau1.E2" office:value-type="string">
                  <text:p text:style-name="P39">Indicateurs</text:p>
                </table:table-cell>
              </table:table-row>
              <table:table-row table:style-name="TableLine94221526774496">
                <table:table-cell table:style-name="Tableau1.A3" office:value-type="string">
                  <text:p text:style-name="P40"><text:text-input text:description="">oo_v.display_voc('manager')</text:text-input></text:p>
                </table:table-cell>
                <table:table-cell table:style-name="Tableau1.A3" office:value-type="string">
                  <text:p text:style-name="P40"><text:text-input text:description="">oo_v.display_date('planned_end_date')</text:text-input></text:p>
                </table:table-cell>
                <table:table-cell table:style-name="Tableau1.A3" office:value-type="string">
                  <text:p text:style-name="P40"><text:text-input text:description="">oo_v.get_value('priority')</text:text-input></text:p>
                </table:table-cell>
                <table:table-cell table:style-name="Tableau1.A3" office:value-type="string">
                  <text:p text:style-name="P46"><text:text-input text:description="">oo_v.translate(oo_v.get_state())</text:text-input></text:p>
                </table:table-cell>
                <table:table-cell table:style-name="Tableau1.E3" office:value-type="string">
                  <text:p text:style-name="P40"><office:annotation loext:resolved="false"><dc:creator>sge </dc:creator><dc:date>2013-06-21T22:15:44</dc:date><text:p text:style-name="P62">do text if oo.result_indicator</text:p><text:p text:style-name="P62">from xhtml(oo_v.display_widget('result_indicator'))</text:p></office:annotation>result indicator</text:p>
                </table:table-cell>
              </table:table-row>
            </table:table>
            <text:p text:style-name="P11"/>
            <text:section text:style-name="Sect1" text:name="Section Action 1 option 0">
              <text:p text:style-name="P11"><office:annotation loext:resolved="false"><dc:creator>sge</dc:creator><dc:date>2016-09-06T13:10:29</dc:date><text:p text:style-name="P62">do section- for act_tup in enumerate(view.getActions(oo=oo, skip_states=view.skip_states()))</text:p></office:annotation></text:p>
              <text:section text:style-name="Sect1" text:name="Section Action 2 option 0">
                <text:p text:style-name="P11"><office:annotation loext:resolved="false"><dc:creator>sge</dc:creator><dc:date>2016-11-28T16:05:29</dc:date><text:p text:style-name="P62">do section- with act_i=act_tup[0];act=act_tup[1];act_v=view.getDGHV(act)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column table:style-name="Tableau3.C"/>
                  <table:table-column table:style-name="Tableau3.D"/>
                  <table:table-column table:style-name="Tableau3.E"/>
                  <table:table-column table:style-name="Tableau3.F"/>
                  <table:table-column table:style-name="Tableau3.G"/>
                  <table:table-row table:style-name="TableLine94221493495520">
                    <table:table-cell table:style-name="Tableau3.A1" table:number-columns-spanned="7" office:value-type="string">
                      <text:h text:style-name="P58" text:outline-level="3"><draw:frame draw:style-name="fr3" draw:name="images3" text:anchor-type="paragraph" svg:width="0.633cm" svg:height="0.564cm" draw:z-index="2"><draw:image xlink:href="Pictures/10000001000000120000001025CBC2D884D98D57.png" xlink:type="simple" xlink:show="embed" xlink:actuate="onLoad" draw:mime-type="image/png"/></draw:frame><text:bookmark-start text:name="__RefHeading___Toc785_1946196899"/><text:text-input text:description="">act.Title()</text:text-input><text:bookmark-end text:name="__RefHeading___Toc785_1946196899"/></text:h>
                    </table:table-cell>
                    <table:covered-table-cell/>
                    <table:covered-table-cell/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bleLine94221470626816">
                    <table:table-cell table:style-name="Tableau3.A2" office:value-type="string">
                      <text:p text:style-name="P55"><office:annotation loext:resolved="false"><dc:creator>sge</dc:creator><dc:date>2016-11-28T16:30:20</dc:date><text:p text:style-name="P62">do row if act_i==0 or with_tasks</text:p></office:annotation><text:span text:style-name="T9">Services</text:span></text:p>
                    </table:table-cell>
                    <table:table-cell table:style-name="Tableau3.B2" office:value-type="string">
                      <text:p text:style-name="P24">Porteur de l'action</text:p>
                    </table:table-cell>
                    <table:table-cell table:style-name="Tableau3.C2" office:value-type="string">
                      <text:p text:style-name="P39">Échéance</text:p>
                    </table:table-cell>
                    <table:table-cell table:style-name="Tableau3.D2" office:value-type="string">
                      <text:p text:style-name="P39">Statut</text:p>
                    </table:table-cell>
                    <table:table-cell table:style-name="Tableau3.E2" office:value-type="string">
                      <text:p text:style-name="P26">Indice santé</text:p>
                    </table:table-cell>
                    <table:table-cell table:style-name="Tableau3.F2" office:value-type="string">
                      <text:p text:style-name="P31">Indicateur résultat</text:p>
                    </table:table-cell>
                    <table:table-cell table:style-name="Tableau3.G2" office:value-type="string">
                      <text:p text:style-name="P26">Progression</text:p>
                    </table:table-cell>
                  </table:table-row>
                  <table:table-row table:style-name="TableLine94221379685376">
                    <table:table-cell table:style-name="Tableau3.A3" office:value-type="string">
                      <text:p text:style-name="P40"><text:text-input text:description="">act_v.display_voc('manager')</text:text-input></text:p>
                    </table:table-cell>
                    <table:table-cell table:style-name="Tableau3.B3" office:value-type="string">
                      <text:p text:style-name="P40"><text:text-input text:description="">act_v.display_voc('responsible')</text:text-input></text:p>
                    </table:table-cell>
                    <table:table-cell table:style-name="Tableau3.C3" office:value-type="string">
                      <text:p text:style-name="P40"><text:text-input text:description="">act_v.display_date('planned_end_date')</text:text-input></text:p>
                    </table:table-cell>
                    <table:table-cell table:style-name="Tableau3.D3" office:value-type="string">
                      <text:p text:style-name="P47"><text:text-input text:description="">act_v.translate(act_v.get_state())</text:text-input></text:p>
                    </table:table-cell>
                    <table:table-cell table:style-name="Tableau3.E3" office:value-type="string">
                      <text:p text:style-name="P40"><office:annotation loext:resolved="false"><dc:creator>sge </dc:creator><dc:date>2013-06-17T14:29:33</dc:date><text:p text:style-name="P62">do text</text:p><text:p text:style-name="P62">from xhtml(act_v.formatHealthIndicator())</text:p></office:annotation>champ health_indicator_details</text:p>
                    </table:table-cell>
                    <table:table-cell table:style-name="Tableau3.F3" office:value-type="string">
                      <text:p text:style-name="P40"><office:annotation loext:resolved="false"><dc:creator>sge </dc:creator><dc:date>2013-06-21T22:15:44</dc:date><text:p text:style-name="P62">do text if act.result_indicator</text:p><text:p text:style-name="P62">from xhtml(act_v.display_widget('result_indicator'))</text:p></office:annotation>result indicator</text:p>
                    </table:table-cell>
                    <table:table-cell table:style-name="Tableau3.G3" office:value-type="string">
                      <text:p text:style-name="P40"><text:text-input text:description="">act_v.get_value('progress')</text:text-input> %</text:p>
                    </table:table-cell>
                  </table:table-row>
                </table:table>
                <text:p text:style-name="P5"/>
                <text:section text:style-name="Sect1" text:name="Section Sous-Action 1 option 0">
                  <text:p text:style-name="P5"><office:annotation loext:resolved="false"><dc:creator>fngaha</dc:creator><dc:date>2022-01-20T17:01:05.682605703</dc:date><meta:creator-initials>fngaha</meta:creator-initials><text:p text:style-name="P62">do section- for subact_tup in enumerate(view.getSubActions(action=act, skip_states=view.skip_states()))</text:p></office:annotation></text:p>
                  <text:section text:style-name="Sect1" text:name="Section Sous-Action 2 option 0">
                    <text:p text:style-name="P5"><office:annotation loext:resolved="false"><dc:creator>fngaha</dc:creator><dc:date>2022-01-20T17:02:40.484053663</dc:date><meta:creator-initials>fngaha</meta:creator-initials><text:p text:style-name="P62">do section- with subact_i=subact_tup[0];subact=subact_tup[1];subact_v=view.getDGHV(subact)</text:p></office:annotation></text:p>
                    <text:p text:style-name="P13"/>
                    <table:table table:name="Tableau9" table:style-name="Tableau9">
                      <table:table-column table:style-name="Tableau9.A"/>
                      <table:table-column table:style-name="Tableau9.B"/>
                      <table:table-column table:style-name="Tableau9.C"/>
                      <table:table-column table:style-name="Tableau9.D"/>
                      <table:table-column table:style-name="Tableau9.E"/>
                      <table:table-column table:style-name="Tableau9.F"/>
                      <table:table-column table:style-name="Tableau9.G"/>
                      <table:table-row table:style-name="Tableau9.1">
                        <table:table-cell table:style-name="Tableau9.A1" table:number-columns-spanned="7" office:value-type="string">
                          <text:h text:style-name="Titre_20_Tache" text:outline-level="5"><draw:frame draw:style-name="fr2" draw:name="Image7" text:anchor-type="paragraph" svg:width="0.633cm" svg:height="0.564cm" draw:z-index="7"><draw:image xlink:href="Pictures/1000043E000001C200000193CAF321A69C60BBF4.svg" xlink:type="simple" xlink:show="embed" xlink:actuate="onLoad" draw:mime-type="image/svg+xml"/><draw:image xlink:href="Pictures/10000001000000110000000FE003AAC658E8AC3D.png" xlink:type="simple" xlink:show="embed" xlink:actuate="onLoad" draw:mime-type="image/png"/><svg:title>s-Action</svg:title></draw:frame><text:bookmark-start text:name="__RefHeading___Toc785_19461968991"/><text:text-input text:description="">subact.Title()</text:text-input><text:bookmark-end text:name="__RefHeading___Toc785_19461968991"/></text:h>
                        </table:table-cell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</table:table-row>
                      <table:table-row table:style-name="TableLine94221445775424">
                        <table:table-cell table:style-name="Tableau9.A2" office:value-type="string">
                          <text:p text:style-name="P44"><office:annotation loext:resolved="false"><dc:creator>sge</dc:creator><dc:date>2016-11-28T16:30:20</dc:date><text:p text:style-name="P62">do row if act_i==0 or with_tasks</text:p></office:annotation><text:span text:style-name="T9">Services</text:span></text:p>
                        </table:table-cell>
                        <table:table-cell table:style-name="Tableau9.B2" office:value-type="string">
                          <text:p text:style-name="P25">Porteur de l'action</text:p>
                        </table:table-cell>
                        <table:table-cell table:style-name="Tableau9.C2" office:value-type="string">
                          <text:p text:style-name="P43">Échéance</text:p>
                        </table:table-cell>
                        <table:table-cell table:style-name="Tableau9.D2" office:value-type="string">
                          <text:p text:style-name="P43">Statut</text:p>
                        </table:table-cell>
                        <table:table-cell table:style-name="Tableau9.E2" office:value-type="string">
                          <text:p text:style-name="P30">Indice santé</text:p>
                        </table:table-cell>
                        <table:table-cell table:style-name="Tableau9.F2" office:value-type="string">
                          <text:p text:style-name="P32">Indicateur résultat</text:p>
                        </table:table-cell>
                        <table:table-cell table:style-name="Tableau9.G2" office:value-type="string">
                          <text:p text:style-name="P30">Progression</text:p>
                        </table:table-cell>
                      </table:table-row>
                      <table:table-row table:style-name="TableLine94221514074848">
                        <table:table-cell table:style-name="Tableau9.A3" office:value-type="string">
                          <text:p text:style-name="P56"><text:text-input text:description="">subact_v.display_voc('manager')</text:text-input></text:p>
                        </table:table-cell>
                        <table:table-cell table:style-name="Tableau9.B3" office:value-type="string">
                          <text:p text:style-name="P56"><text:text-input text:description="">subact_v.display_voc('responsible')</text:text-input></text:p>
                        </table:table-cell>
                        <table:table-cell table:style-name="Tableau9.C3" office:value-type="string">
                          <text:p text:style-name="P56"><text:text-input text:description="">subact_v.display_date('planned_end_date')</text:text-input></text:p>
                        </table:table-cell>
                        <table:table-cell table:style-name="Tableau9.D3" office:value-type="string">
                          <text:p text:style-name="P56"><text:text-input text:description="">subact_v.translate(act_v.get_state())</text:text-input></text:p>
                        </table:table-cell>
                        <table:table-cell table:style-name="Tableau9.E3" office:value-type="string">
                          <text:p text:style-name="P44"><office:annotation loext:resolved="false"><dc:creator>sge </dc:creator><dc:date>2013-06-17T14:29:33</dc:date><text:p text:style-name="P62">do text</text:p><text:p text:style-name="P62">from xhtml(subact_v.formatHealthIndicator())</text:p></office:annotation>champ health_indicator_details</text:p>
                        </table:table-cell>
                        <table:table-cell table:style-name="Tableau9.F3" office:value-type="string">
                          <text:p text:style-name="P44"><office:annotation loext:resolved="false"><dc:creator>sge </dc:creator><dc:date>2013-06-21T22:15:44</dc:date><text:p text:style-name="P62">do text if subact.result_indicator</text:p><text:p text:style-name="P62">from xhtml(subact_v.display_widget('result_indicator'))</text:p></office:annotation>result indicator</text:p>
                        </table:table-cell>
                        <table:table-cell table:style-name="Tableau9.G3" office:value-type="string">
                          <text:p text:style-name="P44"><text:span text:style-name="T10"><text:text-input text:description="">subact_v.get_value('progress')</text:text-input></text:span> %</text:p>
                        </table:table-cell>
                      </table:table-row>
                    </table:table>
                    <text:section text:style-name="Sect1" text:name="Section Sous-Tache 1 option 0">
                      <text:p text:style-name="P5"><office:annotation loext:resolved="false"><dc:creator>fngaha</dc:creator><dc:date>2022-01-20T17:31:50.137740547</dc:date><meta:creator-initials>fngaha</meta:creator-initials><text:p text:style-name="P62">do section- if with_tasks</text:p></office:annotation></text:p>
                      <text:p text:style-name="P14"/>
                      <table:table table:name="Tableau8" table:style-name="Tableau8">
                        <table:table-column table:style-name="Tableau8.A"/>
                        <table:table-column table:style-name="Tableau8.B"/>
                        <table:table-column table:style-name="Tableau8.C"/>
                        <table:table-column table:style-name="Tableau8.D"/>
                        <table:table-column table:style-name="Tableau8.E"/>
                        <table:table-row table:style-name="TableLine94221504717824">
                          <table:table-cell table:style-name="Tableau8.A1" office:value-type="string">
                            <text:p text:style-name="P23"><draw:frame draw:style-name="fr1" draw:name="Image6" text:anchor-type="paragraph" svg:width="0.633cm" svg:height="0.564cm" draw:z-index="8"><draw:image xlink:href="Pictures/100000010000001000000010432D6AB0E69D8059.png" xlink:type="simple" xlink:show="embed" xlink:actuate="onLoad" draw:mime-type="image/png"/></draw:frame>Intitulé</text:p>
                          </table:table-cell>
                          <table:table-cell table:style-name="Tableau8.A1" office:value-type="string">
                            <text:p text:style-name="P22">Service</text:p>
                          </table:table-cell>
                          <table:table-cell table:style-name="Tableau8.A1" office:value-type="string">
                            <text:p text:style-name="P45">Échéance</text:p>
                          </table:table-cell>
                          <table:table-cell table:style-name="Tableau8.A1" office:value-type="string">
                            <text:p text:style-name="P22">Statut</text:p>
                          </table:table-cell>
                          <table:table-cell table:style-name="Tableau8.E1" office:value-type="string">
                            <text:p text:style-name="P37">Utilisateur</text:p>
                          </table:table-cell>
                        </table:table-row>
                        <table:table-row table:style-name="TableLine94221492147312">
                          <table:table-cell table:style-name="Tableau8.A2" office:value-type="string">
                            <text:p text:style-name="P38"><office:annotation loext:resolved="false"><dc:creator>sge</dc:creator><dc:date>2016-11-28T16:25:59</dc:date><text:p text:style-name="P62">do row for task in view.getTasks(action=subact, skip_states=view.skip_states())</text:p></office:annotation><text:text-input text:description="">task.title</text:text-input></text:p>
                          </table:table-cell>
                          <table:table-cell table:style-name="Tableau8.A2" office:value-type="string">
                            <text:p text:style-name="P52"><text:text-input text:description="">view.getDGHV(task).display_voc('assigned_group')</text:text-input></text:p>
                          </table:table-cell>
                          <table:table-cell table:style-name="Tableau8.A2" office:value-type="string">
                            <text:p text:style-name="P52"><text:text-input text:description="">view.getDGHV(task).display_date('due_date')</text:text-input></text:p>
                          </table:table-cell>
                          <table:table-cell table:style-name="Tableau8.A2" office:value-type="string">
                            <text:p text:style-name="P49"><text:text-input text:description="">view.getDGHV(task).translate(view.getDGHV(task).get_state())</text:text-input></text:p>
                          </table:table-cell>
                          <table:table-cell table:style-name="Tableau8.E2" office:value-type="string">
                            <text:p text:style-name="P52"><text:text-input text:description="">view.getDGHV(task).display_voc('assigned_user')</text:text-input></text:p>
                          </table:table-cell>
                        </table:table-row>
                      </table:table>
                      <text:p text:style-name="P10"/>
                    </text:section>
                    <text:p text:style-name="P5"/>
                  </text:section>
                  <text:p text:style-name="P5"/>
                </text:section>
                <text:section text:style-name="Sect1" text:name="Section Tache 1 option 0">
                  <text:p text:style-name="P5"><office:annotation loext:resolved="false"><dc:creator>sge</dc:creator><dc:date>2016-11-24T11:10:56</dc:date><text:p text:style-name="P62">do section- if with_tasks</text:p></office:annotation></text:p>
                  <text:p text:style-name="P11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row table:style-name="TableLine94221500178288">
                      <table:table-cell table:style-name="Tableau4.A1" office:value-type="string">
                        <text:p text:style-name="P19"><draw:frame draw:style-name="fr1" draw:name="Image2" text:anchor-type="paragraph" svg:width="0.633cm" svg:height="0.564cm" draw:z-index="3"><draw:image xlink:href="Pictures/100000010000001000000010432D6AB0E69D8059.png" xlink:type="simple" xlink:show="embed" xlink:actuate="onLoad" draw:mime-type="image/png"/></draw:frame>Intitulé</text:p>
                      </table:table-cell>
                      <table:table-cell table:style-name="Tableau4.A1" office:value-type="string">
                        <text:p text:style-name="P18">Service</text:p>
                      </table:table-cell>
                      <table:table-cell table:style-name="Tableau4.A1" office:value-type="string">
                        <text:p text:style-name="P39">Échéance</text:p>
                      </table:table-cell>
                      <table:table-cell table:style-name="Tableau4.A1" office:value-type="string">
                        <text:p text:style-name="P18">Statut</text:p>
                      </table:table-cell>
                      <table:table-cell table:style-name="Tableau4.E1" office:value-type="string">
                        <text:p text:style-name="P33">Utilisateur</text:p>
                      </table:table-cell>
                    </table:table-row>
                    <table:table-row table:style-name="TableLine94221505278896">
                      <table:table-cell table:style-name="Tableau4.A2" office:value-type="string">
                        <text:p text:style-name="P34"><office:annotation loext:resolved="false"><dc:creator>sge</dc:creator><dc:date>2016-11-28T16:25:59</dc:date><text:p text:style-name="P62">do row for task in view.getTasks(action=act, skip_states=view.skip_states())</text:p></office:annotation><text:text-input text:description="">task.title</text:text-input></text:p>
                      </table:table-cell>
                      <table:table-cell table:style-name="Tableau4.A2" office:value-type="string">
                        <text:p text:style-name="P50"><text:text-input text:description="">view.getDGHV(task).display_voc('assigned_group')</text:text-input></text:p>
                      </table:table-cell>
                      <table:table-cell table:style-name="Tableau4.A2" office:value-type="string">
                        <text:p text:style-name="P50"><text:text-input text:description="">view.getDGHV(task).display_date('due_date')</text:text-input></text:p>
                      </table:table-cell>
                      <table:table-cell table:style-name="Tableau4.A2" office:value-type="string">
                        <text:p text:style-name="P47"><text:text-input text:description="">view.getDGHV(task).translate(view.getDGHV(task).get_state())</text:text-input></text:p>
                      </table:table-cell>
                      <table:table-cell table:style-name="Tableau4.E2" office:value-type="string">
                        <text:p text:style-name="P50"><text:text-input text:description="">view.getDGHV(task).display_voc('assigned_user')</text:text-input></text:p>
                      </table:table-cell>
                    </table:table-row>
                  </table:table>
                  <text:p text:style-name="P8"/>
                </text:section>
                <text:p text:style-name="P8"/>
              </text:section>
              <text:p text:style-name="P8"/>
            </text:section>
            <text:p text:style-name="P8"/>
          </text:section>
          <text:p text:style-name="P8"/>
          <text:p text:style-name="P8"/>
        </text:section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Ubuntu" svg:font-family="Ubuntu" style:font-pitch="variable"/>
    <style:font-face style:name="Ubuntu1" svg:font-family="Ubuntu" style:font-family-generic="swiss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1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1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1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1" fo:font-family="Verdana" style:font-style-name="Normal" style:font-family-generic="swiss" style:font-pitch="variable" style:text-underline-style="none" fo:background-color="transparent" style:font-size-asian="12pt" style:font-name-complex="Lohit Hindi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1" fo:font-family="Verdana" style:font-style-name="Normal" style:font-family-generic="swiss" style:font-pitch="variable" fo:font-size="11pt" style:text-underline-style="none" fo:background-color="transparent" style:font-size-asian="12pt" style:font-name-complex="Lohit Hindi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1" fo:font-family="Verdana" style:font-style-name="Normal" style:font-family-generic="swiss" style:font-pitch="variable" fo:font-size="10pt" style:text-underline-style="none" fo:background-color="transparent" style:font-size-asian="12pt" style:font-name-complex="Lohit Hindi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officeooo:rsid="0027dabe" style:font-size-asian="9pt" style:font-name-complex="Lohit Hindi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2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 %6% 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tab/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3.5.2$Linux_X86_64 LibreOffice_project/30$Build-2</meta:generator>
    <dc:date>2022-09-06T11:43:08.283474249</dc:date>
    <meta:editing-duration>P3DT9H41M39S</meta:editing-duration>
    <meta:editing-cycles>248</meta:editing-cycles>
    <meta:document-statistic meta:table-count="9" meta:image-count="9" meta:object-count="0" meta:page-count="3" meta:paragraph-count="110" meta:word-count="228" meta:character-count="2261" meta:non-whitespace-character-count="2207"/>
  </office:meta>
</office:document-meta>
</file>